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445cm" svg:y1="1.905cm" svg:x2="5.715cm" svg:y2="3.175cm">
          <text:p/>
        </draw:line>
        <draw:frame draw:style-name="gr2" draw:text-style-name="P2" draw:layer="layout" svg:width="1.621cm" svg:height="1.016cm" svg:x="0.529cm" svg:y="0.194cm">
          <draw:text-box>
            <text:p><text:span text:style-name="T1">MSB</text:span></text:p>
          </draw:text-box>
        </draw:frame>
        <draw:frame draw:style-name="gr2" draw:text-style-name="P2" draw:layer="layout" svg:width="1.555cm" svg:height="1.016cm" svg:x="7.184cm" svg:y="0.194cm">
          <draw:text-box>
            <text:p><text:span text:style-name="T1">LSB</text:span></text:p>
          </draw:text-box>
        </draw:frame>
        <draw:custom-shape draw:style-name="gr3" draw:text-style-name="P3" draw:layer="layout" svg:width="3.7cm" svg:height="1.143cm" svg:x="0.763cm" svg:y="0.762cm">
          <text:p text:style-name="P1"><text:span text:style-name="T2">R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7cm" svg:height="1.143cm" svg:x="4.463cm" svg:y="0.7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21cm" svg:height="1.016cm" svg:x="10.429cm" svg:y="0.195cm">
          <draw:text-box>
            <text:p><text:span text:style-name="T1">MSB</text:span></text:p>
          </draw:text-box>
        </draw:frame>
        <draw:frame draw:style-name="gr2" draw:text-style-name="P2" draw:layer="layout" svg:width="1.555cm" svg:height="1.016cm" svg:x="17.084cm" svg:y="0.195cm">
          <draw:text-box>
            <text:p><text:span text:style-name="T1">LSB</text:span></text:p>
          </draw:text-box>
        </draw:frame>
        <draw:custom-shape draw:style-name="gr5" draw:text-style-name="P3" draw:layer="layout" svg:width="3.7cm" svg:height="1.143cm" svg:x="10.663cm" svg:y="0.7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cm" svg:height="1.143cm" svg:x="14.363cm" svg:y="0.763cm">
          <text:p text:style-name="P1"><text:span text:style-name="T2">R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366cm" svg:height="1.143cm" svg:x="5.715cm" svg:y="3.175cm">
          <text:p text:style-name="P1"><text:span text:style-name="T2">R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128cm" svg:y1="1.905cm" svg:x2="9.398cm" svg:y2="3.175cm">
          <text:p/>
        </draw:line>
        <draw:line draw:style-name="gr1" draw:text-style-name="P1" draw:layer="layout" svg:x1="10.668cm" svg:y1="1.905cm" svg:x2="9.398cm" svg:y2="3.175cm">
          <text:p/>
        </draw:line>
        <draw:line draw:style-name="gr1" draw:text-style-name="P1" draw:layer="layout" svg:x1="14.351cm" svg:y1="1.905cm" svg:x2="13.081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00:03:07</dc:date>
    <dc:creator>Yam </dc:creator>
    <meta:editing-duration>PT20M46S</meta:editing-duration>
    <meta:editing-cycles>8</meta:editing-cycles>
    <meta:generator>LibreOffice/3.5$Linux_x86 LibreOffice_project/350m1$Build-2</meta:generator>
    <meta:document-statistic meta:object-count="13"/>
  </office:meta>
</office:document-meta>
</file>